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0.028in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2"/>
        <table:table-column table:style-name="co1" table:default-cell-style-name="ce6"/>
        <table:table-column table:style-name="co1" table:number-columns-repeated="3" table:default-cell-style-name="ce4"/>
        <table:table-column table:style-name="co1" table:number-columns-repeated="6" table:default-cell-style-name="ce6"/>
        <table:table-column table:style-name="co2" table:default-cell-style-name="ce2"/>
        <table:table-column table:style-name="co3" table:default-cell-style-name="ce4"/>
        <table:table-column table:style-name="co1" table:number-columns-repeated="243" table:default-cell-style-name="ce5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5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table:style-name="ce5" office:value-type="string" calcext:value-type="string">
            <text:p>transgenic_line_name</text:p>
          </table:table-cell>
          <table:table-cell table:style-name="ce5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5" office:value-type="string" calcext:value-type="string">
            <text:p>organ</text:p>
          </table:table-cell>
          <table:table-cell table:style-name="ce5" office:value-type="string" calcext:value-type="string">
            <text:p>organ_substructure</text:p>
          </table:table-cell>
          <table:table-cell table:style-name="ce5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1"/>
          <table:table-cell table:style-name="Default" table:number-columns-repeated="2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711-02A 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711-03B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711-04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711-05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811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81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911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091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16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16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16-03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16-04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17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17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17-03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117-04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205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205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221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22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221-03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office:value-type="string" calcext:value-type="string">
            <text:p>This needs to be filled in.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issl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5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chongwei/SW171221-04A</text:p>
          </table:table-cell>
          <table:table-cell table:number-columns-repeated="243"/>
        </table:table-row>
        <table:table-row table:style-name="ro1" table:number-rows-repeated="17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5"/>
          <table:table-cell table:style-name="ce5"/>
          <table:table-cell table:number-columns-repeated="24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4"/>
          <table:table-cell table:number-columns-repeated="5"/>
          <table:table-cell table:style-name="ce5"/>
          <table:table-cell table:number-columns-repeated="243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5"/>
          <table:table-cell table:style-name="ce5"/>
          <table:table-cell table:number-columns-repeated="243"/>
        </table:table-row>
        <table:table-row table:style-name="ro1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5"/>
          <table:table-cell table:style-name="ce5"/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8:06:31.205036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1:50:11.887237420</meta:creation-date>
    <dc:date>2018-07-24T18:08:05.360537304</dc:date>
    <dc:creator>jacob </dc:creator>
    <meta:editing-duration>P0D</meta:editing-duration>
    <meta:editing-cycles>4</meta:editing-cycles>
    <meta:generator>LibreOffice/4.2.8.2$Linux_X86_64 LibreOffice_project/420m0$Build-2</meta:generator>
    <meta:document-statistic meta:table-count="1" meta:cell-count="346" meta:object-count="0"/>
  </office:meta>
</office:document-meta>
</file>